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Ark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erjeBilLF:<text:s/></text:p>
          </table:table-cell>
          <table:table-cell office:value-type="string" table:style-name="ce1">
            <text:p>Glass Roof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Noise meter</text:p>
          </table:table-cell>
          <table:table-cell office:value-type="string" table:style-name="ce1">
            <text:p>Zoom H5</text:p>
          </table:table-cell>
          <table:table-cell office:value-type="string" table:style-name="ce1">
            <text:p>Rel. Diff.</text:p>
          </table:table-cell>
          <table:table-cell table:number-columns-repeated="16380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68.400000000000006" table:style-name="ce1">
            <text:p>68,4</text:p>
          </table:table-cell>
          <table:table-cell office:value-type="float" office:value="-12" table:style-name="ce1">
            <text:p>-12</text:p>
          </table:table-cell>
          <table:table-cell office:value-type="float" office:value="80.400000000000006" table:formula="msoxl:=B3-C3" table:style-name="ce1">
            <text:p>80,4</text:p>
          </table:table-cell>
          <table:table-cell table:number-columns-repeated="16380" table:style-name="ce1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78.599999999999994" table:style-name="ce1">
            <text:p>78,6</text:p>
          </table:table-cell>
          <table:table-cell office:value-type="float" office:value="-8" table:style-name="ce1">
            <text:p>-8</text:p>
          </table:table-cell>
          <table:table-cell office:value-type="float" office:value="86.6" table:formula="msoxl:=B4-C4" table:style-name="ce1">
            <text:p>86,6</text:p>
          </table:table-cell>
          <table:table-cell table:number-columns-repeated="16380" table:style-name="ce1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77.8" table:style-name="ce1">
            <text:p>77,8</text:p>
          </table:table-cell>
          <table:table-cell office:value-type="float" office:value="-13" table:style-name="ce1">
            <text:p>-13</text:p>
          </table:table-cell>
          <table:table-cell office:value-type="float" office:value="90.8" table:formula="msoxl:=B5-C5" table:style-name="ce1">
            <text:p>90,8</text:p>
          </table:table-cell>
          <table:table-cell table:number-columns-repeated="16380" table:style-name="ce1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69.599999999999994" table:style-name="ce1">
            <text:p>69,6</text:p>
          </table:table-cell>
          <table:table-cell office:value-type="float" office:value="-25" table:style-name="ce1">
            <text:p>-25</text:p>
          </table:table-cell>
          <table:table-cell office:value-type="float" office:value="94.6" table:formula="msoxl:=B6-C6" table:style-name="ce1">
            <text:p>94,6</text:p>
          </table:table-cell>
          <table:table-cell table:number-columns-repeated="16380" table:style-name="ce1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70.7" table:style-name="ce1">
            <text:p>70,7</text:p>
          </table:table-cell>
          <table:table-cell office:value-type="float" office:value="-20" table:style-name="ce1">
            <text:p>-20</text:p>
          </table:table-cell>
          <table:table-cell office:value-type="float" office:value="90.7" table:formula="msoxl:=B7-C7" table:style-name="ce1">
            <text:p>90,7</text:p>
          </table:table-cell>
          <table:table-cell table:number-columns-repeated="16380" table:style-name="ce1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float" office:value="75.900000000000006" table:style-name="ce1">
            <text:p>75,9</text:p>
          </table:table-cell>
          <table:table-cell office:value-type="float" office:value="-19" table:style-name="ce1">
            <text:p>-19</text:p>
          </table:table-cell>
          <table:table-cell office:value-type="float" office:value="94.9" table:formula="msoxl:=B8-C8" table:style-name="ce1">
            <text:p>94,9</text:p>
          </table:table-cell>
          <table:table-cell table:number-columns-repeated="16380" table:style-name="ce1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75.3" table:style-name="ce1">
            <text:p>75,3</text:p>
          </table:table-cell>
          <table:table-cell office:value-type="float" office:value="-21" table:style-name="ce1">
            <text:p>-21</text:p>
          </table:table-cell>
          <table:table-cell office:value-type="float" office:value="96.3" table:formula="msoxl:=B9-C9" table:style-name="ce1">
            <text:p>96,3</text:p>
          </table:table-cell>
          <table:table-cell table:number-columns-repeated="16380" table:style-name="ce1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float" office:value="81.2" table:style-name="ce1">
            <text:p>81,2</text:p>
          </table:table-cell>
          <table:table-cell office:value-type="float" office:value="-18" table:style-name="ce1">
            <text:p>-18</text:p>
          </table:table-cell>
          <table:table-cell office:value-type="float" office:value="99.2" table:formula="msoxl:=B10-C10" table:style-name="ce1">
            <text:p>99,2</text:p>
          </table:table-cell>
          <table:table-cell table:number-columns-repeated="16380" table:style-name="ce1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float" office:value="78.8" table:style-name="ce1">
            <text:p>78,8</text:p>
          </table:table-cell>
          <table:table-cell office:value-type="float" office:value="-39" table:style-name="ce1">
            <text:p>-39</text:p>
          </table:table-cell>
          <table:table-cell office:value-type="float" office:value="117.8" table:formula="msoxl:=B11-C11" table:style-name="ce1">
            <text:p>117,8</text:p>
          </table:table-cell>
          <table:table-cell table:number-columns-repeated="16380" table:style-name="ce1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68.2" table:style-name="ce1">
            <text:p>68,2</text:p>
          </table:table-cell>
          <table:table-cell office:value-type="float" office:value="-29" table:style-name="ce1">
            <text:p>-29</text:p>
          </table:table-cell>
          <table:table-cell office:value-type="float" office:value="97.2" table:formula="msoxl:=B12-C12" table:style-name="ce1">
            <text:p>97,2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inarBilLF</text:p>
          </table:table-cell>
          <table:table-cell office:value-type="string" table:style-name="ce1">
            <text:p>Alu Roof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Noise meter</text:p>
          </table:table-cell>
          <table:table-cell office:value-type="string" table:style-name="ce1">
            <text:p>Zoom H5</text:p>
          </table:table-cell>
          <table:table-cell office:value-type="string" table:style-name="ce1">
            <text:p>Rel. Diff.</text:p>
          </table:table-cell>
          <table:table-cell table:number-columns-repeated="16380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74.3" table:style-name="ce1">
            <text:p>74,3</text:p>
          </table:table-cell>
          <table:table-cell office:value-type="float" office:value="-21" table:style-name="ce1">
            <text:p>-21</text:p>
          </table:table-cell>
          <table:table-cell office:value-type="float" office:value="95.3" table:formula="msoxl:=B16-C16" table:style-name="ce1">
            <text:p>95,3</text:p>
          </table:table-cell>
          <table:table-cell office:value-type="string" table:style-name="ce1">
            <text:p>* -21 ved 300Hz !</text:p>
          </table:table-cell>
          <table:table-cell table:number-columns-repeated="16379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88.2" table:style-name="ce1">
            <text:p>88,2</text:p>
          </table:table-cell>
          <table:table-cell office:value-type="float" office:value="0" table:style-name="ce1">
            <text:p>0</text:p>
          </table:table-cell>
          <table:table-cell office:value-type="float" office:value="88.2" table:formula="msoxl:=B17-C17" table:style-name="ce1">
            <text:p>88,2</text:p>
          </table:table-cell>
          <table:table-cell table:number-columns-repeated="16380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84.5" table:style-name="ce1">
            <text:p>84,5</text:p>
          </table:table-cell>
          <table:table-cell office:value-type="float" office:value="-6" table:style-name="ce1">
            <text:p>-6</text:p>
          </table:table-cell>
          <table:table-cell office:value-type="float" office:value="90.5" table:formula="msoxl:=B18-C18" table:style-name="ce1">
            <text:p>90,5</text:p>
          </table:table-cell>
          <table:table-cell table:number-columns-repeated="16380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79.8" table:style-name="ce1">
            <text:p>79,8</text:p>
          </table:table-cell>
          <table:table-cell office:value-type="float" office:value="-7" table:style-name="ce1">
            <text:p>-7</text:p>
          </table:table-cell>
          <table:table-cell office:value-type="float" office:value="86.8" table:formula="msoxl:=B19-C19" table:style-name="ce1">
            <text:p>86,8</text:p>
          </table:table-cell>
          <table:table-cell table:number-columns-repeated="16380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88.6" table:style-name="ce1">
            <text:p>88,6</text:p>
          </table:table-cell>
          <table:table-cell office:value-type="float" office:value="-4" table:style-name="ce1">
            <text:p>-4</text:p>
          </table:table-cell>
          <table:table-cell office:value-type="float" office:value="92.6" table:formula="msoxl:=B20-C20" table:style-name="ce1">
            <text:p>92,6</text:p>
          </table:table-cell>
          <table:table-cell table:number-columns-repeated="16380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float" office:value="94.7" table:style-name="ce1">
            <text:p>94,7</text:p>
          </table:table-cell>
          <table:table-cell office:value-type="float" office:value="0" table:style-name="ce1">
            <text:p>0</text:p>
          </table:table-cell>
          <table:table-cell office:value-type="float" office:value="94.7" table:formula="msoxl:=B21-C21" table:style-name="ce1">
            <text:p>94,7</text:p>
          </table:table-cell>
          <table:table-cell table:number-columns-repeated="16380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87.4" table:style-name="ce1">
            <text:p>87,4</text:p>
          </table:table-cell>
          <table:table-cell office:value-type="float" office:value="-4" table:style-name="ce1">
            <text:p>-4</text:p>
          </table:table-cell>
          <table:table-cell office:value-type="float" office:value="91.4" table:formula="msoxl:=B22-C22" table:style-name="ce1">
            <text:p>91,4</text:p>
          </table:table-cell>
          <table:table-cell table:number-columns-repeated="16380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float" office:value="82.8" table:style-name="ce1">
            <text:p>82,8</text:p>
          </table:table-cell>
          <table:table-cell office:value-type="float" office:value="-13" table:style-name="ce1">
            <text:p>-13</text:p>
          </table:table-cell>
          <table:table-cell office:value-type="float" office:value="95.8" table:formula="msoxl:=B23-C23" table:style-name="ce1">
            <text:p>95,8</text:p>
          </table:table-cell>
          <table:table-cell table:number-columns-repeated="16380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float" office:value="81.7" table:style-name="ce1">
            <text:p>81,7</text:p>
          </table:table-cell>
          <table:table-cell office:value-type="float" office:value="-23" table:style-name="ce1">
            <text:p>-23</text:p>
          </table:table-cell>
          <table:table-cell office:value-type="float" office:value="104.7" table:formula="msoxl:=B24-C24" table:style-name="ce1">
            <text:p>104,7</text:p>
          </table:table-cell>
          <table:table-cell table:number-columns-repeated="16380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81.5" table:style-name="ce1">
            <text:p>81,5</text:p>
          </table:table-cell>
          <table:table-cell office:value-type="float" office:value="-15" table:style-name="ce1">
            <text:p>-15</text:p>
          </table:table-cell>
          <table:table-cell office:value-type="float" office:value="96.5" table:formula="msoxl:=B25-C25" table:style-name="ce1">
            <text:p>96,5</text:p>
          </table:table-cell>
          <table:table-cell table:number-columns-repeated="16380"/>
        </table:table-row>
        <table:table-row table:number-rows-repeated="1048551" table:style-name="ro1">
          <table:table-cell table:number-columns-repeated="16384"/>
        </table:table-row>
      </table:table>
      <table:table table:name="Ark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Ark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Einar Sjåvik</meta:initial-creator>
    <dc:creator>Einar Sjåvik</dc:creator>
    <meta:creation-date>2019-11-27T17:42:48Z</meta:creation-date>
    <dc:date>2019-11-27T18:21:40Z</dc:date>
  </office:meta>
</office:document-meta>
</file>